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14E1B6B1DC711A32.png" manifest:media-type="image/png"/>
  <manifest:file-entry manifest:full-path="Pictures/10000000000002FA000002159D994BF86FBD45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0.159cm" svg:y="-1.535cm" svg:width="17cm" svg:height="11.89cm" draw:z-index="0"><draw:image xlink:href="Pictures/10000000000002FA0000021514E1B6B1DC711A32.png" xlink:type="simple" xlink:show="embed" xlink:actuate="onLoad" loext:mime-type="image/x-vclgraphic"/></draw:frame></text:p>
      <text:p text:style-name="Standard"><text:s/>Baixa de Cheque sem FUNDO</text:p>
      <text:p text:style-name="Standard"><draw:frame draw:style-name="fr1" draw:name="Figura2" text:anchor-type="paragraph" svg:x="-0.132cm" svg:y="0.529cm" svg:width="17cm" svg:height="11.89cm" draw:z-index="1"><draw:image xlink:href="Pictures/10000000000002FA000002159D994BF86FBD453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5:15:14.950000000</meta:creation-date>
    <dc:date>2018-05-17T05:17:18.537000000</dc:date>
    <meta:editing-duration>PT2M4S</meta:editing-duration>
    <meta:editing-cycles>1</meta:editing-cycles>
    <meta:document-statistic meta:table-count="0" meta:image-count="2" meta:object-count="0" meta:page-count="1" meta:paragraph-count="1" meta:word-count="5" meta:character-count="26" meta:non-whitespace-character-count="21"/>
    <meta:generator>LibreOffice/5.4.5.1$Windows_x86 LibreOffice_project/79c9829dd5d8054ec39a82dc51cd9eff340dbee8</meta:generator>
  </office:meta>
</office:document-meta>
</file>